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1pt" fo:font-weight="bold" officeooo:rsid="000f8b35" officeooo:paragraph-rsid="000f8b3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1pt" fo:font-weight="bold" officeooo:rsid="000f8b35" officeooo:paragraph-rsid="0010f460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1pt" fo:font-weight="bold" officeooo:rsid="00075775" officeooo:paragraph-rsid="00075775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1pt" fo:font-weight="bold" officeooo:rsid="000947f1" officeooo:paragraph-rsid="000947f1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2db1dd" officeooo:paragraph-rsid="002db1d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1pt" officeooo:rsid="00075775" officeooo:paragraph-rsid="0007577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weight="bold" officeooo:rsid="000f8b35" officeooo:paragraph-rsid="000f8b35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1pt" fo:font-weight="bold" officeooo:rsid="00075775" officeooo:paragraph-rsid="00075775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Liberation Serif" fo:font-size="11pt" fo:font-weight="bold" officeooo:rsid="00075775" officeooo:paragraph-rsid="0007577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Liberation Serif" fo:font-size="11pt" fo:font-weight="bold" officeooo:rsid="000947f1" officeooo:paragraph-rsid="000947f1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Liberation Serif" fo:font-size="11pt" fo:font-weight="bold" officeooo:rsid="002db1dd" officeooo:paragraph-rsid="002db1d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1pt" fo:font-weight="bold" officeooo:rsid="000f8b35" officeooo:paragraph-rsid="002ef672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1pt" fo:font-weight="bold" officeooo:rsid="000f8b35" officeooo:paragraph-rsid="000f8b35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weight="bold" officeooo:rsid="000f8b35" officeooo:paragraph-rsid="00147b8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6148" officeooo:paragraph-rsid="001ec3a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6148" officeooo:paragraph-rsid="00379db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6148" officeooo:paragraph-rsid="003879f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6148" officeooo:paragraph-rsid="003d7f2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3418ad" officeooo:paragraph-rsid="00379db3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solid" style:text-underline-width="auto" style:text-underline-color="font-color" fo:font-weight="normal" officeooo:rsid="0031cd22" officeooo:paragraph-rsid="00338ad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3418ad" officeooo:paragraph-rsid="003a4f4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3418ad" officeooo:paragraph-rsid="003bdfa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3a4f42" officeooo:paragraph-rsid="003a4f4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31cd22" officeooo:paragraph-rsid="00338ad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3d7f2b" officeooo:paragraph-rsid="003d7f2b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Liberation Serif" fo:font-size="11pt" fo:font-weight="bold" officeooo:rsid="00075775" officeooo:paragraph-rsid="00075775" style:font-size-asian="11pt" style:font-weight-asian="bold" style:font-size-complex="11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4f42"/>
    </style:style>
    <style:style style:name="T4" style:family="text">
      <style:text-properties fo:font-weight="bold" officeooo:rsid="003bdfa3"/>
    </style:style>
    <style:style style:name="T5" style:family="text">
      <style:text-properties fo:font-weight="bold" officeooo:rsid="003d7f2b"/>
    </style:style>
    <style:style style:name="T6" style:family="text">
      <style:text-properties fo:font-weight="bold" officeooo:rsid="003ea297"/>
    </style:style>
    <style:style style:name="T7" style:family="text">
      <style:text-properties officeooo:rsid="0010f460"/>
    </style:style>
    <style:style style:name="T8" style:family="text">
      <style:text-properties officeooo:rsid="00147b8f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officeooo:rsid="00379db3"/>
    </style:style>
    <style:style style:name="T11" style:family="text">
      <style:text-properties fo:color="#6666ff"/>
    </style:style>
    <style:style style:name="T12" style:family="text">
      <style:text-properties officeooo:rsid="003a4f42"/>
    </style:style>
    <style:style style:name="T13" style:family="text">
      <style:text-properties style:text-underline-style="solid" style:text-underline-width="auto" style:text-underline-color="font-color" officeooo:rsid="00147b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pute: </text:p>
      <text:p text:style-name="P6"/>
      <text:p text:style-name="P6">1) Sadržaj – ispis poglavlja i potpoglavlja s brojem stranice na kojem se nalaze. </text:p>
      <text:p text:style-name="P6"/>
      <text:p text:style-name="P6"/>
      <text:p text:style-name="P6">2) Uvod – <text:span text:style-name="T2">temu rada na temelju dostupne literature</text:span><text:span text:style-name="T9"> smjestiti u šire područje struke</text:span>. U pravilu </text:p>
      <text:p text:style-name="P6">Uvod ne bi trebao biti duži od<text:span text:style-name="T2"> dvije stranice. </text:span></text:p>
      <text:p text:style-name="P6"/>
      <text:p text:style-name="P6">3) Poglavlja u kojima se: </text:p>
      <text:p text:style-name="P6">- <text:span text:style-name="T2">analizira problem </text:span>i daju <text:span text:style-name="T2">osnovne poznate zakonitosti vezane uz njegovo rješavanje</text:span>, </text:p>
      <text:p text:style-name="P6"/>
      <text:p text:style-name="P6">- opisuje rješavanje zadatka i odgovarajući proračuni, </text:p>
      <text:p text:style-name="P6"/>
      <text:p text:style-name="P6">- opisuje sklop ili programska podrška, </text:p>
      <text:p text:style-name="P6"/>
      <text:p text:style-name="P6">- <text:span text:style-name="T2">iznose </text:span>i <text:span text:style-name="T2">analiziraju rezultati</text:span> do kojih se došlo rješavajući problematiku zadatka, <text:span text:style-name="T2">rezultati </text:span></text:p>
      <text:p text:style-name="P3">mjerenja, grafički prikazi, ispisi i sl. </text:p>
      <text:p text:style-name="P6"/>
      <text:p text:style-name="P6"><text:tab/>- Poglavlja bi trebala biti uravnoteženog obima. </text:p>
      <text:p text:style-name="P6"/>
      <text:p text:style-name="P6">4) Zaključak – u kojemu se sažimaju rezultati rada. U pravilu Zaključak ne bi trebao biti duži od </text:p>
      <text:p text:style-name="P6"><text:span text:style-name="T2">dvije stranice</text:span>. </text:p>
      <text:p text:style-name="P6"/>
      <text:p text:style-name="P6">5) Literatura – se navodi iza Zaključka.<text:span text:style-name="T2"> U tekstu rada mora svugdje biti navedena literatura </text:span></text:p>
      <text:p text:style-name="P3">gdje je navođenje ili grafički prikaz preuzet ili se temelji na nekom pisanom predlošku tj. </text:p>
      <text:p text:style-name="P3">prilikom svakog kopiranja teksta ili grafičkog prikaza da bi čitatelj lakše došao do izvornih </text:p>
      <text:p text:style-name="P3">informacija u radu. U tekstu se literatura navodi unutar pravokutnih zagrada [1]. </text:p>
      <text:p text:style-name="P6"/>
      <text:p text:style-name="P6">16) Popis oznaka i kratica (po potrebi, a naročito važno kad se u radu koristi puno oznaka i </text:p>
      <text:p text:style-name="P6">kratica). </text:p>
      <text:p text:style-name="P6"/>
      <text:p text:style-name="P6">7) <text:span text:style-name="T2">Sažetak i ključne riječi na hrvatskom i engleskom jeziku – dio u kojemu student daje </text:span></text:p>
      <text:p text:style-name="P6"><text:span text:style-name="T2">kratki pregled svog rada (u obimu do jedne stranice)</text:span> tj. d<text:span text:style-name="T2">o kojih je rezultata došao </text:span></text:p>
      <text:p text:style-name="P3">rješavajući problematiku zadatka i sl. </text:p>
      <text:p text:style-name="P3"/>
      <text:p text:style-name="P6">8) <text:span text:style-name="T2">Dodatak </text:span>A, B, ... (po potrebi) – u kojemu dolaz<text:span text:style-name="T2">e tablice, programski kod, dokumentacija </text:span></text:p>
      <text:p text:style-name="P3">vezana uz praktični dio rada i sl.</text:p>
      <text:p text:style-name="P3"/>
      <text:p text:style-name="P11">IMPLEMENTACIJA DETEKCIJE SUDARA</text:p>
      <text:p text:style-name="P5">Izraditi računalni program za simulaciju elastičnog sudara krutih tijela. Analizirati i opisati algoritme za detekciju sudara</text:p>
      <text:p text:style-name="P9">Uvod</text:p>
      <text:p text:style-name="P15"><text:span text:style-name="T11"/></text:p>
      <text:p text:style-name="P16"><text:tab/>Detekcija sudara odnosi se na računalni problem detektiranja presjeka dvaju ili više objekata. <text:span text:style-name="T8">Algoritmi za određivanje presjeka objekata u pokretu određuju sjeku li se dva objekta te kada i gdje dolazi do njihovog kontakta. Koriste se kod </text:span>fizikalno temeljenih animacija,<text:span text:style-name="T8"> interaktivnog gibanja korisnika (igre, virtualna stvarnost (engl. virtual reality), u robotici i pri izradi virtualnih prototipova kako bi se, između ostalog, izbjeglo prolaženje objekata jednih kroz druge, postigno gibanje jednog objekta po površini drugog (detekcija kontakta), simulirao odziv na sudar odnosno (elastično/plastično) odbijanje i proračun povratne sile te kako bi se postiglo povećanje realnosti doživljaja. </text:span></text:p>
      <text:p text:style-name="P16"><text:span text:style-name="T8"><text:tab/>Neke aplikacije imaju izuzetne zahtijeve za efikasnim riješavanjem sudara u realnom vremenu. Najčešće se za primjer uzimaju računalne igre, a uz njih slične a često i veće zahtjeve imaju sustavi za izračun osjeta dodira (engl. haptic interaction systems), čestične simulacije, kirurške simulacije (simulacije operativnih zahvata) i druge virtualne simulacije stvarnosti. One podrazumijevaju ispitivanje i određivanje sudara u predstojećem vremenskom trenutku, odnosno sav proračun je potrebno obaviti prije svakog pomicanja objekata. U tom slučaju vrlo je važna efikasnost struktura podataka i algoritma za rješavanje problema detekcije sudara. Id</text:span><text:span text:style-name="T13">ealno riješenje za pojedini slučaj pronalazi optimalan omjer između dva najvažnija neproporcionalna faktora - <text:s/>brzine i točnosti. </text:span></text:p>
      <text:p text:style-name="P18"><text:span text:style-name="T8"><text:tab/>Različite primjene, oblici i ostale osobine objekata čija se dinamika simulira kao i sveprisutni razvoj snage i mogućnosti računalnog sklopovlja rezultirali su razvojem različitih algoritama za detekciju sudara. Osim osobina objekata kao što su konkavnost, veličina i složenost, i <text:s/>broj objekata na sceni igra ulogu pri odabiru pristupa implementaciji detekcije sudara. Velik broj objekata na sceni uvodi potrebu za uvođenjem sustavne podjele prostora. </text:span><text:span text:style-name="T13">Optimizacija ranom eliminacijom parova objekata.</text:span></text:p>
      <text:p text:style-name="P18"/>
      <text:p text:style-name="P18"><text:span text:style-name="T8">// U ovom radu analizirano je nekoliko algoritama </text:span></text:p>
      <text:p text:style-name="P19"/>
      <text:p text:style-name="P19"><text:span text:style-name="T12">Prvo poglavlje donosi osvrt na </text:span><text:span text:style-name="T3">glavne faktore koji utječu na odabire pri dizajnu detekcije sudara.</text:span><text:span text:style-name="T12"> </text:span>Nakon toga, u drugom poglavlju <text:span text:style-name="T12">(opisana je </text:span><text:span text:style-name="T3">dinamika čvrstog tijela i elastični sudar</text:span><text:span text:style-name="T12">)</text:span>.. i u trećem . Posljednja 2 poglavlja...</text:p>
      <text:p text:style-name="P16"/>
      <text:p text:style-name="P20"><text:span text:style-name="T10">detekcija sudara </text:span>tjeraju područje računalne grafike da se razvija</text:p>
      <text:p text:style-name="P24"/>
      <text:p text:style-name="P21"/>
      <text:p text:style-name="P22"><text:span text:style-name="T3">-dinamika čvrstog tijela i </text:span></text:p>
      <text:p text:style-name="P22"><text:span text:style-name="T3"><text:tab/>elastični sudar</text:span></text:p>
      <text:p text:style-name="P21"><text:span text:style-name="T3"><text:tab/></text:span><text:span text:style-name="T4">odziv na elastični sudar</text:span></text:p>
      <text:p text:style-name="P21"/>
      <text:p text:style-name="P21"><text:span text:style-name="T3">-glavn</text:span><text:span text:style-name="T6">i</text:span><text:span text:style-name="T3"> faktor</text:span><text:span text:style-name="T6">i </text:span><text:span text:style-name="T3">detekcije sudara</text:span></text:p>
      <text:p text:style-name="P21"><text:span text:style-name="T3"/></text:p>
      <text:p text:style-name="P23">-Široka faza</text:p>
      <text:p text:style-name="P23"><text:span text:style-name="T1"><text:tab/>-Bounding volumes</text:span></text:p>
      <text:p text:style-name="P23"><text:span text:style-name="T1"><text:tab/>-Spatial Partitioning</text:span></text:p>
      <text:p text:style-name="P23"><text:span text:style-name="T1"><text:tab/>-Uparivanje</text:span></text:p>
      <text:p text:style-name="P23"><text:span text:style-name="T1"/></text:p>
      <text:p text:style-name="P23"><text:span text:style-name="T1">-Narrow Phase</text:span></text:p>
      <text:p text:style-name="P23"><text:span text:style-name="T1"><text:tab/>-Basic Primitive Tests </text:span></text:p>
      <text:p text:style-name="P25"/>
      <text:p text:style-name="P25"><text:span text:style-name="T6">-Algoritmi</text:span><text:span text:style-name="T1"><text:tab/></text:span></text:p>
      <text:p text:style-name="P25"><text:span text:style-name="T1">1)</text:span></text:p>
      <text:p text:style-name="P25"><text:span text:style-name="T1">2)<text:tab/></text:span></text:p>
      <text:p text:style-name="P25"><text:soft-page-break/><text:span text:style-name="T1">3)</text:span></text:p>
      <text:p text:style-name="P23"/>
      <text:p text:style-name="P23"><text:span text:style-name="T1"/></text:p>
      <text:p text:style-name="P23"/>
      <text:p text:style-name="P23"><text:span text:style-name="T1">-</text:span><text:span text:style-name="T5">Integracija</text:span></text:p>
      <text:p text:style-name="P23"><text:span text:style-name="T5"/></text:p>
      <text:p text:style-name="P8">Poglavlja</text:p>
      <text:p text:style-name="P14"/>
      <text:p text:style-name="P14">Collision Algorithm Design Factors</text:p>
      <text:p text:style-name="P7"><text:tab/>Collision Algorithm Specialization</text:p>
      <text:p text:style-name="P7"><text:tab/>Environment Simulation Parameters </text:p>
      <text:p text:style-name="P7"><text:tab/>Number of Objects </text:p>
      <text:p text:style-name="P7"/>
      <text:p text:style-name="P1">Široka i uska faza</text:p>
      <text:p text:style-name="P1"><text:tab/>Široka faza</text:p>
      <text:p text:style-name="P1"><text:tab/><text:tab/>Uparivanje</text:p>
      <text:p text:style-name="P1"><text:tab/>Uska faza</text:p>
      <text:p text:style-name="P1"/>
      <text:p text:style-name="P1">Bounding Volumen</text:p>
      <text:p text:style-name="P1"><text:tab/>AABB</text:p>
      <text:p text:style-name="P12"><text:tab/>Sfera </text:p>
      <text:p text:style-name="P12"><text:tab/>OBB </text:p>
      <text:p text:style-name="P12"><text:tab/>ostali</text:p>
      <text:p text:style-name="P1"/>
      <text:p text:style-name="P1">Sustavna podjela prostora</text:p>
      <text:p text:style-name="P1"><text:tab/>Octree</text:p>
      <text:p text:style-name="P2"><text:tab/><text:span text:style-name="T7">k-d tree</text:span></text:p>
      <text:p text:style-name="P2"><text:tab/><text:span text:style-name="T7">Grid</text:span></text:p>
      <text:p text:style-name="P2"><text:tab/>ostali</text:p>
      <text:p text:style-name="P2"/>
      <text:p text:style-name="P1"/>
      <text:p text:style-name="P9">Zaključak</text:p>
      <text:p text:style-name="P10">Popis oznaka I kratica:</text:p>
      <text:p text:style-name="P4"/>
      <text:p text:style-name="P9">Sažet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jera </meta:initial-creator>
    <meta:creation-date>2016-08-11T16:28:30.825233034</meta:creation-date>
    <dc:date>2016-08-18T20:38:39.514288055</dc:date>
    <dc:creator>Vjera </dc:creator>
    <meta:editing-duration>PT4H35M14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8" meta:paragraph-count="70" meta:word-count="655" meta:character-count="4563" meta:non-whitespace-character-count="3911"/>
  </office:meta>
</office:document-meta>
</file>